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3" style:parent-style-name="Urban_20_Title">
      <style:text-properties fo:font-size="12pt" officeooo:paragraph-rsid="0015791d" officeooo:rsid="0008ef5a" style:font-name="arial" style:font-size-asian="12pt" style:font-size-complex="12pt"/>
    </style:style>
    <style:style style:family="paragraph" style:name="P4" style:parent-style-name="Urban_20_Title">
      <style:text-properties fo:font-size="14pt" officeooo:paragraph-rsid="0015791d" officeooo:rsid="0008ef5a" style:font-name="arial" style:font-size-asian="14pt" style:font-size-complex="14pt" style:text-underline-style="none"/>
    </style:style>
    <style:style style:family="paragraph" style:name="P5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_20_Body_20_">
      <style:paragraph-properties fo:text-align="justify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11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2" style:parent-style-name="Urban_20_Title_20_2">
      <style:text-properties fo:font-size="11pt" style:font-name="arial" style:font-size-asian="11pt" style:font-size-complex="11pt"/>
    </style:style>
    <style:style style:family="paragraph" style:name="P13" style:parent-style-name="Urban_20_Title_20_2">
      <style:text-properties fo:font-size="11pt" officeooo:paragraph-rsid="000f5ac1" style:font-name="arial" style:font-size-asian="11pt" style:font-size-complex="11pt"/>
    </style:style>
    <style:style style:family="paragraph" style:name="P14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Body">
      <style:text-properties fo:font-size="11pt" officeooo:paragraph-rsid="000ff690" officeooo:rsid="000abb27" style:font-name="arial" style:font-size-asian="11pt" style:font-size-complex="11pt"/>
    </style:style>
    <style:style style:family="paragraph" style:name="P16" style:parent-style-name="UrbanBody">
      <style:text-properties fo:font-size="11pt" officeooo:paragraph-rsid="000a9c0e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officeooo:paragraph-rsid="000ff690" officeooo:rsid="000abb27" style:font-name="arial" style:font-size-asian="11pt" style:font-size-complex="11pt"/>
    </style:style>
    <style:style style:family="paragraph" style:name="P18" style:parent-style-name="UrbanBody">
      <style:text-properties fo:background-color="#ffff00" fo:color="#800000" fo:font-size="11pt" officeooo:paragraph-rsid="0013bbd0" officeooo:rsid="000abb27" style:font-name="arial" style:font-size-asian="11pt" style:font-size-complex="11pt"/>
    </style:style>
    <style:style style:family="paragraph" style:name="P19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a9c0e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20" style:parent-style-name="Text_20_body">
      <style:paragraph-properties fo:break-after="auto" fo:break-before="auto" fo:margin-bottom="0cm" fo:margin-top="0cm" fo:text-align="start" loext:contextual-spacing="false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master-page-name="" style:name="P21" style:parent-style-name="Text_20_body">
      <style:paragraph-properties fo:break-after="auto" fo:break-before="auto" fo:text-align="start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name="P22" style:parent-style-name="Frame_20_contents">
      <style:paragraph-properties fo:text-align="start" style:justify-single-word="false"/>
      <style:text-properties fo:font-size="12pt" officeooo:paragraph-rsid="0015791d" style:font-name="arial" style:font-size-asian="12pt" style:font-size-complex="12pt"/>
    </style:style>
    <style:style style:family="paragraph" style:name="P23" style:parent-style-name="Frame_20_contents">
      <style:paragraph-properties fo:text-align="start" style:justify-single-word="false"/>
      <style:text-properties fo:font-size="11pt" fo:font-style="normal" fo:font-weight="normal" officeooo:paragraph-rsid="0015791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791d" style:font-name="Arial" style:font-size-asian="10pt" style:font-size-complex="10pt"/>
    </style:style>
    <style:style style:family="paragraph" style:name="P25" style:parent-style-name="Urban_20_Title_20_2">
      <style:paragraph-properties fo:text-align="start" style:justify-single-word="false"/>
      <style:text-properties fo:font-size="9pt" fo:font-weight="normal" officeooo:paragraph-rsid="000d73b0" style:font-name="arial" style:font-size-asian="9pt" style:font-size-complex="9pt" style:font-weight-asian="normal" style:font-weight-complex="normal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font-weight="normal" style:text-blinking="false" style:text-line-through-style="none" style:text-line-through-type="none" style:text-underline-style="none"/>
    </style:style>
    <style:style style:family="text" style:name="T7">
      <style:text-properties officeooo:rsid="000abb27"/>
    </style:style>
    <style:style style:family="text" style:name="T8">
      <style:text-properties officeooo:rsid="000c6041"/>
    </style:style>
    <style:style style:family="text" style:name="T9">
      <style:text-properties officeooo:rsid="00362119"/>
    </style:style>
    <style:style style:family="text" style:name="T10">
      <style:text-properties officeooo:rsid="000ff690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background-color="#ffff00" fo:color="#800000" loext:char-shading-value="0" officeooo:rsid="0010228d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6"><text:span text:style-name="T17">do text</text:span></text:p><text:p text:style-name="P2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4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2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3"/>
      <text:h text:outline-level="1" text:style-name="P4">Réunion de projet – convocation</text:h>
      <text:h text:outline-level="1" text:style-name="P5"/>
      <text:h text:outline-level="2" text:style-name="P25"/>
      <text:h text:outline-level="2" text:style-name="P11"/>
      <text:h text:outline-level="2" text:style-name="P12"><text:span text:style-name="T4"><office:annotation><dc:creator>Gauthier Bastien</dc:creator><dc:date>2011-02-16T16:12:24</dc:date><text:p text:style-name="P26"><text:span text:style-name="T21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14"><office:annotation><dc:creator>Gauthier Bastien</dc:creator><dc:date>2011-02-16T16:13:21</dc:date><text:p text:style-name="P26"><text:span text:style-name="T20">do title if not len(self.getApplicants()) &gt; 1</text:span></text:p></office:annotation>Demandeur : <text:text-input text:description="Demandeurs">self.getApplicantsSignaletic()</text:text-input></text:h>
      <text:h text:outline-level="2" text:style-name="P14">Objet : <text:text-input text:description="Objet des travaux">self.getLicenceSubject()</text:text-input></text:h>
      <text:h text:outline-level="2" text:style-name="P13"><text:span text:style-name="T4">Situation : </text:span><text:span text:style-name="T4"><text:text-input text:description="Situation des travaux">self.getWorkLocationSignaletic()</text:text-input></text:span></text:h>
      <text:h text:outline-level="2" text:style-name="P13"><text:span text:style-name="T5">Référence cadastrale : </text:span><text:span text:style-name="T5"><text:text-input text:description="Bien-Parcelles">licence_view.get_parcels()</text:text-input></text:span></text:h>
      <text:p text:style-name="P8"/>
      <text:p text:style-name="P8"/>
      <text:p text:style-name="P2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9"/>
      <text:p text:style-name="P21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20"/>
      <text:p text:style-name="P15">Nous sollicitons aussi la présence à ladite réunion des personnes/<text:span text:style-name="T8">instances</text:span> suivantes :</text:p>
      <text:p text:style-name="P17">- <text:span text:style-name="T10">Le fonctionnaire technique (DGO3)</text:span></text:p>
      <text:p text:style-name="P17">- <text:span text:style-name="T10">Le fonctionnaire délégué (DGO4)</text:span></text:p>
      <text:p text:style-name="P18">- <text:span text:style-name="T10">Le fonctionnaire des implantations commerciales (DGO6)</text:span></text:p>
      <text:p text:style-name="P18">- <text:span text:style-name="T10">Un représentant du Collège</text:span></text:p>
      <text:p text:style-name="P17">- <text:span text:style-name="T10">Un membre du service Urbanisme</text:span></text:p>
      <text:p text:style-name="P17">- ...</text:p>
      <text:p text:style-name="P16"/>
      <text:p text:style-name="P19">Dès lors, nous vous invitons à participer à ladite réunion, qui se déroulera le <text:span text:style-name="T12">DATE DE LA REUNION</text:span><text:span text:style-name="T7"> – </text:span><text:span text:style-name="T11">ADRESSE</text:span><text:span text:style-name="T7">.</text:span></text:p>
      <text:p text:style-name="P9"/>
      <text:p text:style-name="P10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6"/>
      <text:p text:style-name="P6"/>
      <text:p text:style-name="P6"><text:span text:style-name="T1"><office:annotation><dc:creator>sde </dc:creator><dc:date>2011-07-27T10:02:32</dc:date><text:p text:style-name="P26"><text:span text:style-name="T18">do text</text:span></text:p><text:p text:style-name="P26"><text:span text:style-name="T19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3" style:parent-style-name="Urban_20_Title">
      <style:text-properties fo:font-size="12pt" officeooo:paragraph-rsid="0015791d" officeooo:rsid="0008ef5a" style:font-name="arial" style:font-size-asian="12pt" style:font-size-complex="12pt"/>
    </style:style>
    <style:style style:family="paragraph" style:name="P4" style:parent-style-name="Urban_20_Title">
      <style:text-properties fo:font-size="14pt" officeooo:paragraph-rsid="0015791d" officeooo:rsid="0008ef5a" style:font-name="arial" style:font-size-asian="14pt" style:font-size-complex="14pt" style:text-underline-style="none"/>
    </style:style>
    <style:style style:family="paragraph" style:name="P5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_20_Body_20_">
      <style:paragraph-properties fo:text-align="justify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11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2" style:parent-style-name="Urban_20_Title_20_2">
      <style:text-properties fo:font-size="11pt" style:font-name="arial" style:font-size-asian="11pt" style:font-size-complex="11pt"/>
    </style:style>
    <style:style style:family="paragraph" style:name="P13" style:parent-style-name="Urban_20_Title_20_2">
      <style:text-properties fo:font-size="11pt" officeooo:paragraph-rsid="000f5ac1" style:font-name="arial" style:font-size-asian="11pt" style:font-size-complex="11pt"/>
    </style:style>
    <style:style style:family="paragraph" style:name="P14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Body">
      <style:text-properties fo:font-size="11pt" officeooo:paragraph-rsid="000ff690" officeooo:rsid="000abb27" style:font-name="arial" style:font-size-asian="11pt" style:font-size-complex="11pt"/>
    </style:style>
    <style:style style:family="paragraph" style:name="P16" style:parent-style-name="UrbanBody">
      <style:text-properties fo:font-size="11pt" officeooo:paragraph-rsid="000a9c0e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officeooo:paragraph-rsid="000ff690" officeooo:rsid="000abb27" style:font-name="arial" style:font-size-asian="11pt" style:font-size-complex="11pt"/>
    </style:style>
    <style:style style:family="paragraph" style:name="P18" style:parent-style-name="UrbanBody">
      <style:text-properties fo:background-color="#ffff00" fo:color="#800000" fo:font-size="11pt" officeooo:paragraph-rsid="0013bbd0" officeooo:rsid="000abb27" style:font-name="arial" style:font-size-asian="11pt" style:font-size-complex="11pt"/>
    </style:style>
    <style:style style:family="paragraph" style:name="P19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a9c0e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20" style:parent-style-name="Text_20_body">
      <style:paragraph-properties fo:break-after="auto" fo:break-before="auto" fo:margin-bottom="0cm" fo:margin-top="0cm" fo:text-align="start" loext:contextual-spacing="false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master-page-name="" style:name="P21" style:parent-style-name="Text_20_body">
      <style:paragraph-properties fo:break-after="auto" fo:break-before="auto" fo:text-align="start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name="P22" style:parent-style-name="Frame_20_contents">
      <style:paragraph-properties fo:text-align="start" style:justify-single-word="false"/>
      <style:text-properties fo:font-size="12pt" officeooo:paragraph-rsid="0015791d" style:font-name="arial" style:font-size-asian="12pt" style:font-size-complex="12pt"/>
    </style:style>
    <style:style style:family="paragraph" style:name="P23" style:parent-style-name="Frame_20_contents">
      <style:paragraph-properties fo:text-align="start" style:justify-single-word="false"/>
      <style:text-properties fo:font-size="11pt" fo:font-style="normal" fo:font-weight="normal" officeooo:paragraph-rsid="0015791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791d" style:font-name="Arial" style:font-size-asian="10pt" style:font-size-complex="10pt"/>
    </style:style>
    <style:style style:family="paragraph" style:name="P25" style:parent-style-name="Urban_20_Title_20_2">
      <style:paragraph-properties fo:text-align="start" style:justify-single-word="false"/>
      <style:text-properties fo:font-size="9pt" fo:font-weight="normal" officeooo:paragraph-rsid="000d73b0" style:font-name="arial" style:font-size-asian="9pt" style:font-size-complex="9pt" style:font-weight-asian="normal" style:font-weight-complex="normal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font-weight="normal" style:text-blinking="false" style:text-line-through-style="none" style:text-line-through-type="none" style:text-underline-style="none"/>
    </style:style>
    <style:style style:family="text" style:name="T7">
      <style:text-properties officeooo:rsid="000abb27"/>
    </style:style>
    <style:style style:family="text" style:name="T8">
      <style:text-properties officeooo:rsid="000c6041"/>
    </style:style>
    <style:style style:family="text" style:name="T9">
      <style:text-properties officeooo:rsid="00362119"/>
    </style:style>
    <style:style style:family="text" style:name="T10">
      <style:text-properties officeooo:rsid="000ff690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background-color="#ffff00" fo:color="#800000" loext:char-shading-value="0" officeooo:rsid="0010228d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6"><text:span text:style-name="T17">do text</text:span></text:p><text:p text:style-name="P2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4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2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3"/>
      <text:h text:outline-level="1" text:style-name="P4">Réunion de projet – convocation</text:h>
      <text:h text:outline-level="1" text:style-name="P5"/>
      <text:h text:outline-level="2" text:style-name="P25"/>
      <text:h text:outline-level="2" text:style-name="P11"/>
      <text:h text:outline-level="2" text:style-name="P12"><text:span text:style-name="T4"><office:annotation><dc:creator>Gauthier Bastien</dc:creator><dc:date>2011-02-16T16:12:24</dc:date><text:p text:style-name="P26"><text:span text:style-name="T21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14"><office:annotation><dc:creator>Gauthier Bastien</dc:creator><dc:date>2011-02-16T16:13:21</dc:date><text:p text:style-name="P26"><text:span text:style-name="T20">do title if not len(self.getApplicants()) &gt; 1</text:span></text:p></office:annotation>Demandeur : <text:text-input text:description="Demandeurs">self.getApplicantsSignaletic()</text:text-input></text:h>
      <text:h text:outline-level="2" text:style-name="P14">Objet : <text:text-input text:description="Objet des travaux">self.getLicenceSubject()</text:text-input></text:h>
      <text:h text:outline-level="2" text:style-name="P13"><text:span text:style-name="T4">Situation : </text:span><text:span text:style-name="T4"><text:text-input text:description="Situation des travaux">self.getWorkLocationSignaletic()</text:text-input></text:span></text:h>
      <text:h text:outline-level="2" text:style-name="P13"><text:span text:style-name="T5">Référence cadastrale : </text:span><text:span text:style-name="T5"><text:text-input text:description="Bien-Parcelles">licence_view.get_parcels()</text:text-input></text:span></text:h>
      <text:p text:style-name="P8"/>
      <text:p text:style-name="P8"/>
      <text:p text:style-name="P2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9"/>
      <text:p text:style-name="P21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20"/>
      <text:p text:style-name="P15">Nous sollicitons aussi la présence à ladite réunion des personnes/<text:span text:style-name="T8">instances</text:span> suivantes :</text:p>
      <text:p text:style-name="P17">- <text:span text:style-name="T10">Le fonctionnaire technique (DGO3)</text:span></text:p>
      <text:p text:style-name="P17">- <text:span text:style-name="T10">Le fonctionnaire délégué (DGO4)</text:span></text:p>
      <text:p text:style-name="P18">- <text:span text:style-name="T10">Le fonctionnaire des implantations commerciales (DGO6)</text:span></text:p>
      <text:p text:style-name="P18">- <text:span text:style-name="T10">Un représentant du Collège</text:span></text:p>
      <text:p text:style-name="P17">- <text:span text:style-name="T10">Un membre du service Urbanisme</text:span></text:p>
      <text:p text:style-name="P17">- ...</text:p>
      <text:p text:style-name="P16"/>
      <text:p text:style-name="P19">Dès lors, nous vous invitons à participer à ladite réunion, qui se déroulera le <text:span text:style-name="T12">DATE DE LA REUNION</text:span><text:span text:style-name="T7"> – </text:span><text:span text:style-name="T11">ADRESSE</text:span><text:span text:style-name="T7">.</text:span></text:p>
      <text:p text:style-name="P9"/>
      <text:p text:style-name="P10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6"/>
      <text:p text:style-name="P6"/>
      <text:p text:style-name="P6"><text:span text:style-name="T1"><office:annotation><dc:creator>sde </dc:creator><dc:date>2011-07-27T10:02:32</dc:date><text:p text:style-name="P26"><text:span text:style-name="T18">do text</text:span></text:p><text:p text:style-name="P26"><text:span text:style-name="T19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3" style:parent-style-name="Urban_20_Title">
      <style:text-properties fo:font-size="12pt" officeooo:paragraph-rsid="0015791d" officeooo:rsid="0008ef5a" style:font-name="arial" style:font-size-asian="12pt" style:font-size-complex="12pt"/>
    </style:style>
    <style:style style:family="paragraph" style:name="P4" style:parent-style-name="Urban_20_Title">
      <style:text-properties fo:font-size="14pt" officeooo:paragraph-rsid="0015791d" officeooo:rsid="0008ef5a" style:font-name="arial" style:font-size-asian="14pt" style:font-size-complex="14pt" style:text-underline-style="none"/>
    </style:style>
    <style:style style:family="paragraph" style:name="P5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_20_Body_20_">
      <style:paragraph-properties fo:text-align="justify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11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2" style:parent-style-name="Urban_20_Title_20_2">
      <style:text-properties fo:font-size="11pt" style:font-name="arial" style:font-size-asian="11pt" style:font-size-complex="11pt"/>
    </style:style>
    <style:style style:family="paragraph" style:name="P13" style:parent-style-name="Urban_20_Title_20_2">
      <style:text-properties fo:font-size="11pt" officeooo:paragraph-rsid="000f5ac1" style:font-name="arial" style:font-size-asian="11pt" style:font-size-complex="11pt"/>
    </style:style>
    <style:style style:family="paragraph" style:name="P14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Body">
      <style:text-properties fo:font-size="11pt" officeooo:paragraph-rsid="000ff690" officeooo:rsid="000abb27" style:font-name="arial" style:font-size-asian="11pt" style:font-size-complex="11pt"/>
    </style:style>
    <style:style style:family="paragraph" style:name="P16" style:parent-style-name="UrbanBody">
      <style:text-properties fo:font-size="11pt" officeooo:paragraph-rsid="000a9c0e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officeooo:paragraph-rsid="000ff690" officeooo:rsid="000abb27" style:font-name="arial" style:font-size-asian="11pt" style:font-size-complex="11pt"/>
    </style:style>
    <style:style style:family="paragraph" style:name="P18" style:parent-style-name="UrbanBody">
      <style:text-properties fo:background-color="#ffff00" fo:color="#800000" fo:font-size="11pt" officeooo:paragraph-rsid="0013bbd0" officeooo:rsid="000abb27" style:font-name="arial" style:font-size-asian="11pt" style:font-size-complex="11pt"/>
    </style:style>
    <style:style style:family="paragraph" style:name="P19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a9c0e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20" style:parent-style-name="Text_20_body">
      <style:paragraph-properties fo:break-after="auto" fo:break-before="auto" fo:margin-bottom="0cm" fo:margin-top="0cm" fo:text-align="start" loext:contextual-spacing="false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master-page-name="" style:name="P21" style:parent-style-name="Text_20_body">
      <style:paragraph-properties fo:break-after="auto" fo:break-before="auto" fo:text-align="start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name="P22" style:parent-style-name="Frame_20_contents">
      <style:paragraph-properties fo:text-align="start" style:justify-single-word="false"/>
      <style:text-properties fo:font-size="12pt" officeooo:paragraph-rsid="0015791d" style:font-name="arial" style:font-size-asian="12pt" style:font-size-complex="12pt"/>
    </style:style>
    <style:style style:family="paragraph" style:name="P23" style:parent-style-name="Frame_20_contents">
      <style:paragraph-properties fo:text-align="start" style:justify-single-word="false"/>
      <style:text-properties fo:font-size="11pt" fo:font-style="normal" fo:font-weight="normal" officeooo:paragraph-rsid="0015791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791d" style:font-name="Arial" style:font-size-asian="10pt" style:font-size-complex="10pt"/>
    </style:style>
    <style:style style:family="paragraph" style:name="P25" style:parent-style-name="Urban_20_Title_20_2">
      <style:paragraph-properties fo:text-align="start" style:justify-single-word="false"/>
      <style:text-properties fo:font-size="9pt" fo:font-weight="normal" officeooo:paragraph-rsid="000d73b0" style:font-name="arial" style:font-size-asian="9pt" style:font-size-complex="9pt" style:font-weight-asian="normal" style:font-weight-complex="normal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font-weight="normal" style:text-blinking="false" style:text-line-through-style="none" style:text-line-through-type="none" style:text-underline-style="none"/>
    </style:style>
    <style:style style:family="text" style:name="T7">
      <style:text-properties officeooo:rsid="000abb27"/>
    </style:style>
    <style:style style:family="text" style:name="T8">
      <style:text-properties officeooo:rsid="000c6041"/>
    </style:style>
    <style:style style:family="text" style:name="T9">
      <style:text-properties officeooo:rsid="00362119"/>
    </style:style>
    <style:style style:family="text" style:name="T10">
      <style:text-properties officeooo:rsid="000ff690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background-color="#ffff00" fo:color="#800000" loext:char-shading-value="0" officeooo:rsid="0010228d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6"><text:span text:style-name="T17">do text</text:span></text:p><text:p text:style-name="P2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4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2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3"/>
      <text:h text:outline-level="1" text:style-name="P4">Réunion de projet – convocation</text:h>
      <text:h text:outline-level="1" text:style-name="P5"/>
      <text:h text:outline-level="2" text:style-name="P25"/>
      <text:h text:outline-level="2" text:style-name="P11"/>
      <text:h text:outline-level="2" text:style-name="P12"><text:span text:style-name="T4"><office:annotation><dc:creator>Gauthier Bastien</dc:creator><dc:date>2011-02-16T16:12:24</dc:date><text:p text:style-name="P26"><text:span text:style-name="T21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14"><office:annotation><dc:creator>Gauthier Bastien</dc:creator><dc:date>2011-02-16T16:13:21</dc:date><text:p text:style-name="P26"><text:span text:style-name="T20">do title if not len(self.getApplicants()) &gt; 1</text:span></text:p></office:annotation>Demandeur : <text:text-input text:description="Demandeurs">self.getApplicantsSignaletic()</text:text-input></text:h>
      <text:h text:outline-level="2" text:style-name="P14">Objet : <text:text-input text:description="Objet des travaux">self.getLicenceSubject()</text:text-input></text:h>
      <text:h text:outline-level="2" text:style-name="P13"><text:span text:style-name="T4">Situation : </text:span><text:span text:style-name="T4"><text:text-input text:description="Situation des travaux">self.getWorkLocationSignaletic()</text:text-input></text:span></text:h>
      <text:h text:outline-level="2" text:style-name="P13"><text:span text:style-name="T5">Référence cadastrale : </text:span><text:span text:style-name="T5"><text:text-input text:description="Bien-Parcelles">licence_view.get_parcels()</text:text-input></text:span></text:h>
      <text:p text:style-name="P8"/>
      <text:p text:style-name="P8"/>
      <text:p text:style-name="P2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9"/>
      <text:p text:style-name="P21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20"/>
      <text:p text:style-name="P15">Nous sollicitons aussi la présence à ladite réunion des personnes/<text:span text:style-name="T8">instances</text:span> suivantes :</text:p>
      <text:p text:style-name="P17">- <text:span text:style-name="T10">Le fonctionnaire technique (DGO3)</text:span></text:p>
      <text:p text:style-name="P17">- <text:span text:style-name="T10">Le fonctionnaire délégué (DGO4)</text:span></text:p>
      <text:p text:style-name="P18">- <text:span text:style-name="T10">Le fonctionnaire des implantations commerciales (DGO6)</text:span></text:p>
      <text:p text:style-name="P18">- <text:span text:style-name="T10">Un représentant du Collège</text:span></text:p>
      <text:p text:style-name="P17">- <text:span text:style-name="T10">Un membre du service Urbanisme</text:span></text:p>
      <text:p text:style-name="P17">- ...</text:p>
      <text:p text:style-name="P16"/>
      <text:p text:style-name="P19">Dès lors, nous vous invitons à participer à ladite réunion, qui se déroulera le <text:span text:style-name="T12">DATE DE LA REUNION</text:span><text:span text:style-name="T7"> – </text:span><text:span text:style-name="T11">ADRESSE</text:span><text:span text:style-name="T7">.</text:span></text:p>
      <text:p text:style-name="P9"/>
      <text:p text:style-name="P10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6"/>
      <text:p text:style-name="P6"/>
      <text:p text:style-name="P6"><text:span text:style-name="T1"><office:annotation><dc:creator>sde </dc:creator><dc:date>2011-07-27T10:02:32</dc:date><text:p text:style-name="P26"><text:span text:style-name="T18">do text</text:span></text:p><text:p text:style-name="P26"><text:span text:style-name="T19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ooter">
      <style:text-properties fo:font-size="9pt" style:font-name="Arial" style:font-size-asian="9pt" style:font-size-complex="9pt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3" style:parent-style-name="Urban_20_Title">
      <style:text-properties fo:font-size="12pt" officeooo:paragraph-rsid="0015791d" officeooo:rsid="0008ef5a" style:font-name="arial" style:font-size-asian="12pt" style:font-size-complex="12pt"/>
    </style:style>
    <style:style style:family="paragraph" style:name="P4" style:parent-style-name="Urban_20_Title">
      <style:text-properties fo:font-size="14pt" officeooo:paragraph-rsid="0015791d" officeooo:rsid="0008ef5a" style:font-name="arial" style:font-size-asian="14pt" style:font-size-complex="14pt" style:text-underline-style="none"/>
    </style:style>
    <style:style style:family="paragraph" style:name="P5" style:parent-style-name="Urban_20_Title">
      <style:paragraph-properties fo:text-align="start" style:justify-single-word="false"/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_20_Body_20_">
      <style:text-properties fo:font-size="10pt" style:font-name="arial" style:font-size-asian="10pt" style:font-size-complex="10pt"/>
    </style:style>
    <style:style style:family="paragraph" style:name="P7" style:parent-style-name="Urban_20_Body_20_">
      <style:text-properties fo:font-size="10pt" fo:font-style="normal" style:font-name="arial" style:font-size-asian="10pt" style:font-size-complex="10pt" style:font-style-asian="normal" style:font-style-complex="normal"/>
    </style:style>
    <style:style style:family="paragraph" style:name="P8" style:parent-style-name="Urban_20_Body_20_">
      <style:text-properties fo:font-size="11pt" style:font-name="arial" style:font-size-asian="11pt" style:font-size-complex="11pt"/>
    </style:style>
    <style:style style:family="paragraph" style:name="P9" style:parent-style-name="Urban_20_Body_20_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0" style:parent-style-name="Urban_20_Body_20_">
      <style:paragraph-properties fo:text-align="justify" style:justify-single-word="false"/>
      <style:text-properties fo:font-size="11pt" officeooo:paragraph-rsid="0015791d" style:font-name="arial" style:font-size-asian="11pt" style:font-size-complex="11pt"/>
    </style:style>
    <style:style style:family="paragraph" style:name="P11" style:parent-style-name="Urban_20_Title_20_2"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2" style:parent-style-name="Urban_20_Title_20_2">
      <style:text-properties fo:font-size="11pt" style:font-name="arial" style:font-size-asian="11pt" style:font-size-complex="11pt"/>
    </style:style>
    <style:style style:family="paragraph" style:name="P13" style:parent-style-name="Urban_20_Title_20_2">
      <style:text-properties fo:font-size="11pt" officeooo:paragraph-rsid="000f5ac1" style:font-name="arial" style:font-size-asian="11pt" style:font-size-complex="11pt"/>
    </style:style>
    <style:style style:family="paragraph" style:name="P14" style:parent-style-name="Urban_20_Title_20_2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5" style:parent-style-name="UrbanBody">
      <style:text-properties fo:font-size="11pt" officeooo:paragraph-rsid="000ff690" officeooo:rsid="000abb27" style:font-name="arial" style:font-size-asian="11pt" style:font-size-complex="11pt"/>
    </style:style>
    <style:style style:family="paragraph" style:name="P16" style:parent-style-name="UrbanBody">
      <style:text-properties fo:font-size="11pt" officeooo:paragraph-rsid="000a9c0e" style:font-name="arial" style:font-size-asian="11pt" style:font-size-complex="11pt"/>
    </style:style>
    <style:style style:family="paragraph" style:name="P17" style:parent-style-name="UrbanBody">
      <style:text-properties fo:background-color="#ffff00" fo:color="#800000" fo:font-size="11pt" officeooo:paragraph-rsid="000ff690" officeooo:rsid="000abb27" style:font-name="arial" style:font-size-asian="11pt" style:font-size-complex="11pt"/>
    </style:style>
    <style:style style:family="paragraph" style:name="P18" style:parent-style-name="UrbanBody">
      <style:text-properties fo:background-color="#ffff00" fo:color="#800000" fo:font-size="11pt" officeooo:paragraph-rsid="0013bbd0" officeooo:rsid="000abb27" style:font-name="arial" style:font-size-asian="11pt" style:font-size-complex="11pt"/>
    </style:style>
    <style:style style:family="paragraph" style:name="P19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0a9c0e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master-page-name="" style:name="P20" style:parent-style-name="Text_20_body">
      <style:paragraph-properties fo:break-after="auto" fo:break-before="auto" fo:margin-bottom="0cm" fo:margin-top="0cm" fo:text-align="start" loext:contextual-spacing="false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master-page-name="" style:name="P21" style:parent-style-name="Text_20_body">
      <style:paragraph-properties fo:break-after="auto" fo:break-before="auto" fo:text-align="start" style:justify-single-word="false" style:page-number="auto"/>
      <style:text-properties fo:font-size="11pt" officeooo:paragraph-rsid="0008ef5a" style:font-name="arial" style:font-size-asian="11pt" style:font-size-complex="11pt"/>
    </style:style>
    <style:style style:family="paragraph" style:name="P22" style:parent-style-name="Frame_20_contents">
      <style:paragraph-properties fo:text-align="start" style:justify-single-word="false"/>
      <style:text-properties fo:font-size="12pt" officeooo:paragraph-rsid="0015791d" style:font-name="arial" style:font-size-asian="12pt" style:font-size-complex="12pt"/>
    </style:style>
    <style:style style:family="paragraph" style:name="P23" style:parent-style-name="Frame_20_contents">
      <style:paragraph-properties fo:text-align="start" style:justify-single-word="false"/>
      <style:text-properties fo:font-size="11pt" fo:font-style="normal" fo:font-weight="normal" officeooo:paragraph-rsid="0015791d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2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5791d" style:font-name="Arial" style:font-size-asian="10pt" style:font-size-complex="10pt"/>
    </style:style>
    <style:style style:family="paragraph" style:name="P25" style:parent-style-name="Urban_20_Title_20_2">
      <style:paragraph-properties fo:text-align="start" style:justify-single-word="false"/>
      <style:text-properties fo:font-size="9pt" fo:font-weight="normal" officeooo:paragraph-rsid="000d73b0" style:font-name="arial" style:font-size-asian="9pt" style:font-size-complex="9pt" style:font-weight-asian="normal" style:font-weight-complex="normal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font-weight="normal" style:text-blinking="false" style:text-line-through-style="none" style:text-line-through-type="none" style:text-underline-style="none"/>
    </style:style>
    <style:style style:family="text" style:name="T7">
      <style:text-properties officeooo:rsid="000abb27"/>
    </style:style>
    <style:style style:family="text" style:name="T8">
      <style:text-properties officeooo:rsid="000c6041"/>
    </style:style>
    <style:style style:family="text" style:name="T9">
      <style:text-properties officeooo:rsid="00362119"/>
    </style:style>
    <style:style style:family="text" style:name="T10">
      <style:text-properties officeooo:rsid="000ff690"/>
    </style:style>
    <style:style style:family="text" style:name="T11">
      <style:text-properties fo:background-color="#ffff00" fo:color="#800000" loext:char-shading-value="0" officeooo:rsid="000abb27"/>
    </style:style>
    <style:style style:family="text" style:name="T12">
      <style:text-properties fo:background-color="#ffff00" fo:color="#800000" loext:char-shading-value="0" officeooo:rsid="0010228d"/>
    </style:style>
    <style:style style:family="text" style:name="T13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6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9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26"><text:span text:style-name="T17">do text</text:span></text:p><text:p text:style-name="P26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24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2"><text:span text:style-name="T15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6"><text:s/></text:span><text:span text:style-name="T15"><text:conditional-text text:condition="ooow:&quot;view.do_mailing()&quot;" text:string-value-if-false="" text:string-value-if-true="&quot;mailed_data.name1&quot;">mailed_data.name1</text:conditional-text></text:span><text:span text:style-name="T16"><text:s/></text:span><text:span text:style-name="T15"><text:conditional-text text:condition="ooow:&quot;view.do_mailing()&quot;" text:string-value-if-false="" text:string-value-if-true="&quot;mailed_data.name2&quot;">mailed_data.name2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street&quot;">mailed_data.street</text:conditional-text></text:span><text:span text:style-name="T15">, </text:span><text:span text:style-name="T15"><text:conditional-text text:condition="ooow:&quot;view.do_mailing()&quot;" text:string-value-if-false="" text:string-value-if-true="&quot;mailed_data.number&quot;">mailed_data.number</text:conditional-text></text:span><text:span text:style-name="T16"><text:line-break/></text:span><text:span text:style-name="T15"><text:conditional-text text:condition="ooow:&quot;view.do_mailing()&quot;" text:string-value-if-false="" text:string-value-if-true="&quot;mailed_data.zipcode&quot;">mailed_data.zipcode</text:conditional-text></text:span><text:span text:style-name="T15"> </text:span><text:span text:style-name="T15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3"/>
      <text:h text:outline-level="1" text:style-name="P4">Réunion de projet – convocation</text:h>
      <text:h text:outline-level="1" text:style-name="P5"/>
      <text:h text:outline-level="2" text:style-name="P25"/>
      <text:h text:outline-level="2" text:style-name="P11"/>
      <text:h text:outline-level="2" text:style-name="P12"><text:span text:style-name="T4"><office:annotation><dc:creator>Gauthier Bastien</dc:creator><dc:date>2011-02-16T16:12:24</dc:date><text:p text:style-name="P26"><text:span text:style-name="T21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outline-level="2" text:style-name="P14"><office:annotation><dc:creator>Gauthier Bastien</dc:creator><dc:date>2011-02-16T16:13:21</dc:date><text:p text:style-name="P26"><text:span text:style-name="T20">do title if not len(self.getApplicants()) &gt; 1</text:span></text:p></office:annotation>Demandeur : <text:text-input text:description="Demandeurs">self.getApplicantsSignaletic()</text:text-input></text:h>
      <text:h text:outline-level="2" text:style-name="P14">Objet : <text:text-input text:description="Objet des travaux">self.getLicenceSubject()</text:text-input></text:h>
      <text:h text:outline-level="2" text:style-name="P13"><text:span text:style-name="T4">Situation : </text:span><text:span text:style-name="T4"><text:text-input text:description="Situation des travaux">self.getWorkLocationSignaletic()</text:text-input></text:span></text:h>
      <text:h text:outline-level="2" text:style-name="P13"><text:span text:style-name="T5">Référence cadastrale : </text:span><text:span text:style-name="T5"><text:text-input text:description="Bien-Parcelles">licence_view.get_parcels()</text:text-input></text:span></text:h>
      <text:p text:style-name="P8"/>
      <text:p text:style-name="P8"/>
      <text:p text:style-name="P2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9"/>
      <text:p text:style-name="P9"/>
      <text:p text:style-name="P21"><text:span text:style-name="T6">Nous accusons bonne réception </text:span><text:bookmark text:name="x_0.0027243039889338627"/><text:span text:style-name="T6">de votre </text:span><text:bookmark text:name="x_0.13410870154787913"/><text:span text:style-name="T6">demande </text:span><text:bookmark text:name="x_0.2768159570521217"/><text:span text:style-name="T6">de tenue </text:span><text:bookmark text:name="x_0.2834414552785437"/><text:span text:style-name="T6">de réunion </text:span><text:bookmark text:name="x_0.45357426569667003"/><text:span text:style-name="T6">de </text:span><text:bookmark text:name="x_0.6737328958974679"/><text:span text:style-name="T6">projet conformément à l'article D.IV.31§1er du CoDT.</text:span></text:p>
      <text:p text:style-name="P20"/>
      <text:p text:style-name="P15">Nous sollicitons aussi la présence à ladite réunion des personnes/<text:span text:style-name="T8">instances</text:span> suivantes :</text:p>
      <text:p text:style-name="P17">- <text:span text:style-name="T10">Le fonctionnaire technique (DGO3)</text:span></text:p>
      <text:p text:style-name="P17">- <text:span text:style-name="T10">Le fonctionnaire délégué (DGO4)</text:span></text:p>
      <text:p text:style-name="P18">- <text:span text:style-name="T10">Le fonctionnaire des implantations commerciales (DGO6)</text:span></text:p>
      <text:p text:style-name="P18">- <text:span text:style-name="T10">Un représentant du Collège</text:span></text:p>
      <text:p text:style-name="P17">- <text:span text:style-name="T10">Un membre du service Urbanisme</text:span></text:p>
      <text:p text:style-name="P17">- ...</text:p>
      <text:p text:style-name="P16"/>
      <text:p text:style-name="P19">Dès lors, nous vous invitons à participer à ladite réunion, qui se déroulera le <text:span text:style-name="T12">DATE DE LA REUNION</text:span><text:span text:style-name="T7"> – </text:span><text:span text:style-name="T11">ADRESSE</text:span><text:span text:style-name="T7">.</text:span></text:p>
      <text:p text:style-name="P9"/>
      <text:p text:style-name="P10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6"/>
      <text:p text:style-name="P6"/>
      <text:p text:style-name="P6"><text:span text:style-name="T1"><office:annotation><dc:creator>sde </dc:creator><dc:date>2011-07-27T10:02:32</dc:date><text:p text:style-name="P26"><text:span text:style-name="T18">do text</text:span></text:p><text:p text:style-name="P26"><text:span text:style-name="T19">from document(at=signatures, format='odt')</text:span></text:p></office:annotation></text:span><text:span text:style-name="T1">Import depuis signatures.odt</text:span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49:11.349779911</dc:date>
    <meta:editing-duration>PT10H48M41S</meta:editing-duration>
    <meta:editing-cycles>71</meta:editing-cycles>
    <meta:generator>LibreOffice/6.4.6.2$Linux_X86_64 LibreOffice_project/40$Build-2</meta:generator>
    <meta:document-statistic meta:table-count="1" meta:image-count="0" meta:object-count="0" meta:page-count="1" meta:paragraph-count="21" meta:word-count="146" meta:character-count="1182" meta:non-whitespace-character-count="1070"/>
  </office:meta>
</office:document-meta>
</file>